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9cm" fo:margin-left="0cm" fo:break-before="page" table:align="left"/>
    </style:style>
    <style:style style:name="Tableau1.A" style:family="table-column">
      <style:table-column-properties style:column-width="0.397cm"/>
    </style:style>
    <style:style style:name="Tableau1.B" style:family="table-column">
      <style:table-column-properties style:column-width="4.8cm"/>
    </style:style>
    <style:style style:name="Tableau1.C" style:family="table-column">
      <style:table-column-properties style:column-width="0.469cm"/>
    </style:style>
    <style:style style:name="Tableau1.D" style:family="table-column">
      <style:table-column-properties style:column-width="0.439cm"/>
    </style:style>
    <style:style style:name="Tableau1.E" style:family="table-column">
      <style:table-column-properties style:column-width="4.687cm"/>
    </style:style>
    <style:style style:name="Tableau1.F" style:family="table-column">
      <style:table-column-properties style:column-width="0.542cm"/>
    </style:style>
    <style:style style:name="Tableau1.G" style:family="table-column">
      <style:table-column-properties style:column-width="0.46cm"/>
    </style:style>
    <style:style style:name="Tableau1.H" style:family="table-column">
      <style:table-column-properties style:column-width="4.706cm"/>
    </style:style>
    <style:style style:name="Tableau1.I" style:family="table-column">
      <style:table-column-properties style:column-width="0.51cm"/>
    </style:style>
    <style:style style:name="Tableau1.1" style:family="table-row">
      <style:table-row-properties style:row-height="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none" fo:border-top="0.05pt solid #000000" fo:border-bottom="0.05pt solid #000000"/>
    </style:style>
    <style:style style:name="Tableau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none" fo:border-top="none" fo:border-bottom="0.05pt solid #000000"/>
    </style:style>
    <style:style style:name="Tableau1.C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0.397cm"/>
    </style:style>
    <style:style style:name="Tableau2.B" style:family="table-column">
      <style:table-column-properties style:column-width="4.8cm"/>
    </style:style>
    <style:style style:name="Tableau2.C" style:family="table-column">
      <style:table-column-properties style:column-width="0.469cm"/>
    </style:style>
    <style:style style:name="Tableau2.D" style:family="table-column">
      <style:table-column-properties style:column-width="0.439cm"/>
    </style:style>
    <style:style style:name="Tableau2.E" style:family="table-column">
      <style:table-column-properties style:column-width="4.687cm"/>
    </style:style>
    <style:style style:name="Tableau2.F" style:family="table-column">
      <style:table-column-properties style:column-width="0.542cm"/>
    </style:style>
    <style:style style:name="Tableau2.G" style:family="table-column">
      <style:table-column-properties style:column-width="0.46cm"/>
    </style:style>
    <style:style style:name="Tableau2.H" style:family="table-column">
      <style:table-column-properties style:column-width="4.706cm"/>
    </style:style>
    <style:style style:name="Tableau2.I" style:family="table-column">
      <style:table-column-properties style:column-width="0.51cm"/>
    </style:style>
    <style:style style:name="Tableau2.1" style:family="table-row">
      <style:table-row-properties style:row-height="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none" fo:border-top="0.05pt solid #000000" fo:border-bottom="0.05pt solid #000000"/>
    </style:style>
    <style:style style:name="Tableau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none" fo:border-right="none" fo:border-top="none" fo:border-bottom="0.05pt solid #000000"/>
    </style:style>
    <style:style style:name="Tableau2.C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0.397cm"/>
    </style:style>
    <style:style style:name="Tableau3.B" style:family="table-column">
      <style:table-column-properties style:column-width="4.8cm"/>
    </style:style>
    <style:style style:name="Tableau3.C" style:family="table-column">
      <style:table-column-properties style:column-width="0.469cm"/>
    </style:style>
    <style:style style:name="Tableau3.D" style:family="table-column">
      <style:table-column-properties style:column-width="0.439cm"/>
    </style:style>
    <style:style style:name="Tableau3.E" style:family="table-column">
      <style:table-column-properties style:column-width="4.687cm"/>
    </style:style>
    <style:style style:name="Tableau3.F" style:family="table-column">
      <style:table-column-properties style:column-width="0.542cm"/>
    </style:style>
    <style:style style:name="Tableau3.G" style:family="table-column">
      <style:table-column-properties style:column-width="0.46cm"/>
    </style:style>
    <style:style style:name="Tableau3.H" style:family="table-column">
      <style:table-column-properties style:column-width="4.706cm"/>
    </style:style>
    <style:style style:name="Tableau3.I" style:family="table-column">
      <style:table-column-properties style:column-width="0.51cm"/>
    </style:style>
    <style:style style:name="Tableau3.1" style:family="table-row">
      <style:table-row-properties style:row-height="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none" fo:border-right="none" fo:border-top="0.05pt solid #000000" fo:border-bottom="0.05pt solid #000000"/>
    </style:style>
    <style:style style:name="Tableau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none" fo:border-right="none" fo:border-top="none" fo:border-bottom="0.05pt solid #000000"/>
    </style:style>
    <style:style style:name="Tableau3.C2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0.397cm"/>
    </style:style>
    <style:style style:name="Tableau4.B" style:family="table-column">
      <style:table-column-properties style:column-width="4.8cm"/>
    </style:style>
    <style:style style:name="Tableau4.C" style:family="table-column">
      <style:table-column-properties style:column-width="0.469cm"/>
    </style:style>
    <style:style style:name="Tableau4.D" style:family="table-column">
      <style:table-column-properties style:column-width="0.439cm"/>
    </style:style>
    <style:style style:name="Tableau4.E" style:family="table-column">
      <style:table-column-properties style:column-width="4.687cm"/>
    </style:style>
    <style:style style:name="Tableau4.F" style:family="table-column">
      <style:table-column-properties style:column-width="0.542cm"/>
    </style:style>
    <style:style style:name="Tableau4.G" style:family="table-column">
      <style:table-column-properties style:column-width="0.46cm"/>
    </style:style>
    <style:style style:name="Tableau4.H" style:family="table-column">
      <style:table-column-properties style:column-width="4.706cm"/>
    </style:style>
    <style:style style:name="Tableau4.I" style:family="table-column">
      <style:table-column-properties style:column-width="0.51cm"/>
    </style:style>
    <style:style style:name="Tableau4.1" style:family="table-row">
      <style:table-row-properties style:row-height="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-left="none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none" fo:border-right="none" fo:border-top="none" fo:border-bottom="0.05pt solid #000000"/>
    </style:style>
    <style:style style:name="Tableau4.C2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0.397cm"/>
    </style:style>
    <style:style style:name="Tableau5.B" style:family="table-column">
      <style:table-column-properties style:column-width="4.8cm"/>
    </style:style>
    <style:style style:name="Tableau5.C" style:family="table-column">
      <style:table-column-properties style:column-width="0.469cm"/>
    </style:style>
    <style:style style:name="Tableau5.D" style:family="table-column">
      <style:table-column-properties style:column-width="0.439cm"/>
    </style:style>
    <style:style style:name="Tableau5.E" style:family="table-column">
      <style:table-column-properties style:column-width="4.687cm"/>
    </style:style>
    <style:style style:name="Tableau5.F" style:family="table-column">
      <style:table-column-properties style:column-width="0.542cm"/>
    </style:style>
    <style:style style:name="Tableau5.G" style:family="table-column">
      <style:table-column-properties style:column-width="0.46cm"/>
    </style:style>
    <style:style style:name="Tableau5.H" style:family="table-column">
      <style:table-column-properties style:column-width="4.706cm"/>
    </style:style>
    <style:style style:name="Tableau5.I" style:family="table-column">
      <style:table-column-properties style:column-width="0.51cm"/>
    </style:style>
    <style:style style:name="Tableau5.1" style:family="table-row">
      <style:table-row-properties style:row-height="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-left="none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none" fo:border-right="none" fo:border-top="none" fo:border-bottom="0.05pt solid #000000"/>
    </style:style>
    <style:style style:name="Tableau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urisa"/>
    </style:style>
    <style:style style:name="P2" style:family="paragraph" style:parent-style-name="Standard">
      <style:paragraph-properties fo:text-align="start" style:justify-single-word="false"/>
      <style:text-properties style:font-name="Purisa" fo:font-size="54pt" officeooo:rsid="001c5b11" officeooo:paragraph-rsid="0021d29c" style:font-size-asian="54pt" style:font-size-complex="54pt"/>
    </style:style>
    <style:style style:name="P3" style:family="paragraph" style:parent-style-name="Standard">
      <style:paragraph-properties fo:break-before="page"/>
      <style:text-properties officeooo:paragraph-rsid="001c5b11"/>
    </style:style>
    <style:style style:name="P4" style:family="paragraph" style:parent-style-name="Table_20_Contents">
      <style:paragraph-properties fo:text-align="center" style:justify-single-word="false"/>
      <style:text-properties style:font-name="Purisa"/>
    </style:style>
    <style:style style:name="P5" style:family="paragraph" style:parent-style-name="Table_20_Contents">
      <style:paragraph-properties fo:text-align="center" style:justify-single-word="false"/>
      <style:text-properties style:font-name="Purisa" officeooo:paragraph-rsid="001c5b11"/>
    </style:style>
    <style:style style:name="P6" style:family="paragraph" style:parent-style-name="Table_20_Contents">
      <style:paragraph-properties fo:text-align="center" style:justify-single-word="false"/>
      <style:text-properties style:font-name="Purisa" officeooo:rsid="001afe80" officeooo:paragraph-rsid="001afe80"/>
    </style:style>
    <style:style style:name="P7" style:family="paragraph" style:parent-style-name="Table_20_Contents">
      <style:paragraph-properties fo:text-align="center" style:justify-single-word="false"/>
      <style:text-properties style:font-name="Purisa" officeooo:rsid="001b4a67" officeooo:paragraph-rsid="001b4a67"/>
    </style:style>
    <style:style style:name="P8" style:family="paragraph" style:parent-style-name="Table_20_Contents">
      <style:paragraph-properties fo:text-align="center" style:justify-single-word="false"/>
      <style:text-properties style:font-name="Purisa" officeooo:rsid="001b4a67" officeooo:paragraph-rsid="002358ee"/>
    </style:style>
    <style:style style:name="P9" style:family="paragraph" style:parent-style-name="Table_20_Contents">
      <style:paragraph-properties fo:text-align="center" style:justify-single-word="false"/>
      <style:text-properties style:font-name="Purisa" officeooo:rsid="001d0540" officeooo:paragraph-rsid="001d0540"/>
    </style:style>
    <style:style style:name="P10" style:family="paragraph" style:parent-style-name="Table_20_Contents">
      <style:paragraph-properties fo:text-align="center" style:justify-single-word="false"/>
      <style:text-properties style:font-name="Purisa" officeooo:rsid="002358ee" officeooo:paragraph-rsid="002358ee"/>
    </style:style>
    <style:style style:name="P11" style:family="paragraph" style:parent-style-name="Standard">
      <style:paragraph-properties fo:text-align="start" style:justify-single-word="false"/>
      <style:text-properties style:font-name="Purisa" fo:font-size="54pt" officeooo:rsid="001c5b11" officeooo:paragraph-rsid="00209d52" style:font-size-asian="54pt" style:font-size-complex="54pt"/>
    </style:style>
    <style:style style:name="P12" style:family="paragraph" style:parent-style-name="Standard">
      <style:paragraph-properties fo:text-align="start" style:justify-single-word="false"/>
      <style:text-properties style:font-name="Purisa" fo:font-size="54pt" officeooo:rsid="001c5b11" officeooo:paragraph-rsid="0024baa2" style:font-size-asian="54pt" style:font-size-complex="54pt"/>
    </style:style>
    <style:style style:name="P13" style:family="paragraph" style:parent-style-name="Standard">
      <style:paragraph-properties fo:text-align="start" style:justify-single-word="false"/>
      <style:text-properties style:font-name="Purisa" fo:font-size="54pt" officeooo:rsid="001c5b11" officeooo:paragraph-rsid="00257f70" style:font-size-asian="54pt" style:font-size-complex="54pt"/>
    </style:style>
    <style:style style:name="P14" style:family="paragraph" style:parent-style-name="Standard">
      <style:paragraph-properties fo:text-align="start" style:justify-single-word="false"/>
      <style:text-properties style:font-name="Purisa" fo:font-size="54pt" officeooo:rsid="002089f9" officeooo:paragraph-rsid="0024baa2" style:font-size-asian="54pt" style:font-size-complex="54pt"/>
    </style:style>
    <style:style style:name="P15" style:family="paragraph" style:parent-style-name="Standard">
      <style:paragraph-properties fo:text-align="start" style:justify-single-word="false"/>
      <style:text-properties style:font-name="Purisa" fo:font-size="54pt" officeooo:rsid="002089f9" officeooo:paragraph-rsid="00257f70" style:font-size-asian="54pt" style:font-size-complex="54pt"/>
    </style:style>
    <style:style style:name="P16" style:family="paragraph" style:parent-style-name="Standard">
      <style:paragraph-properties fo:text-align="center" style:justify-single-word="false"/>
      <style:text-properties style:font-name="Purisa" officeooo:paragraph-rsid="0024baa2"/>
    </style:style>
    <style:style style:name="P17" style:family="paragraph" style:parent-style-name="Standard">
      <style:paragraph-properties fo:text-align="center" style:justify-single-word="false"/>
      <style:text-properties style:font-name="Purisa" officeooo:paragraph-rsid="00257f70"/>
    </style:style>
    <style:style style:name="P18" style:family="paragraph" style:parent-style-name="Standard">
      <style:text-properties officeooo:paragraph-rsid="00257f70"/>
    </style:style>
    <style:style style:name="P19" style:family="paragraph" style:parent-style-name="Standard">
      <style:paragraph-properties fo:text-align="start" style:justify-single-word="false" fo:break-before="page"/>
      <style:text-properties style:font-name="Purisa" fo:font-size="54pt" officeooo:rsid="001c5b11" officeooo:paragraph-rsid="00257f70" style:font-size-asian="54pt" style:font-size-complex="54pt"/>
    </style:style>
    <style:style style:name="P20" style:family="paragraph" style:parent-style-name="Standard">
      <style:paragraph-properties fo:break-before="page"/>
      <style:text-properties officeooo:paragraph-rsid="0024baa2"/>
    </style:style>
    <style:style style:name="P21" style:family="paragraph" style:parent-style-name="Standard">
      <style:paragraph-properties fo:break-before="page"/>
      <style:text-properties officeooo:paragraph-rsid="00257f70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Purisa" officeooo:rsid="001b4a67" officeooo:paragraph-rsid="002358ee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Purisa" officeooo:rsid="001b4a67" officeooo:paragraph-rsid="0024baa2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Purisa" officeooo:paragraph-rsid="0024baa2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Purisa" officeooo:rsid="001afe80" officeooo:paragraph-rsid="0024baa2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Purisa" officeooo:rsid="0027f41f" officeooo:paragraph-rsid="0024baa2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Purisa" officeooo:rsid="002358ee" officeooo:paragraph-rsid="0024baa2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Purisa" officeooo:rsid="00297321" officeooo:paragraph-rsid="0024baa2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Purisa" officeooo:rsid="002b6076" officeooo:paragraph-rsid="0024baa2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Purisa" officeooo:rsid="0024baa2" officeooo:paragraph-rsid="0024baa2"/>
    </style:style>
    <style:style style:name="P31" style:family="paragraph" style:parent-style-name="Table_20_Contents">
      <style:paragraph-properties fo:text-align="center" style:justify-single-word="false"/>
      <style:text-properties style:font-name="Purisa" officeooo:rsid="001afe80" officeooo:paragraph-rsid="00257f70"/>
    </style:style>
    <style:style style:name="P32" style:family="paragraph" style:parent-style-name="Table_20_Contents">
      <style:paragraph-properties fo:text-align="center" style:justify-single-word="false"/>
      <style:text-properties style:font-name="Purisa" officeooo:paragraph-rsid="00257f70"/>
    </style:style>
    <style:style style:name="P33" style:family="paragraph" style:parent-style-name="Table_20_Contents">
      <style:paragraph-properties fo:text-align="center" style:justify-single-word="false"/>
      <style:text-properties style:font-name="Purisa" officeooo:rsid="001b4a67" officeooo:paragraph-rsid="00257f70"/>
    </style:style>
    <style:style style:name="P34" style:family="paragraph" style:parent-style-name="Table_20_Contents">
      <style:paragraph-properties fo:text-align="center" style:justify-single-word="false"/>
      <style:text-properties style:font-name="Purisa" officeooo:rsid="001d0540" officeooo:paragraph-rsid="00257f70"/>
    </style:style>
    <style:style style:name="T1" style:family="text">
      <style:text-properties officeooo:rsid="001b4a67"/>
    </style:style>
    <style:style style:name="T2" style:family="text">
      <style:text-properties fo:color="#00cc33"/>
    </style:style>
    <style:style style:name="T3" style:family="text">
      <style:text-properties fo:color="#00cc33" officeooo:rsid="001b4a67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245675"/>
    </style:style>
    <style:style style:name="T6" style:family="text">
      <style:text-properties style:use-window-font-color="true" officeooo:rsid="00249f29"/>
    </style:style>
    <style:style style:name="T7" style:family="text">
      <style:text-properties fo:color="#ff0000"/>
    </style:style>
    <style:style style:name="T8" style:family="text">
      <style:text-properties fo:color="#ff0000" officeooo:rsid="0027f41f"/>
    </style:style>
    <style:style style:name="T9" style:family="text">
      <style:text-properties officeooo:rsid="002358ee"/>
    </style:style>
    <style:style style:name="T10" style:family="text">
      <style:text-properties officeooo:rsid="00245675"/>
    </style:style>
    <style:style style:name="T11" style:family="text">
      <style:text-properties officeooo:rsid="00249f29"/>
    </style:style>
    <style:style style:name="T12" style:family="text">
      <style:text-properties officeooo:rsid="0027f41f"/>
    </style:style>
    <style:style style:name="T13" style:family="text">
      <style:text-properties fo:color="#00cc00"/>
    </style:style>
    <style:style style:name="T14" style:family="text">
      <style:text-properties fo:color="#00cc00" officeooo:rsid="0027f41f"/>
    </style:style>
    <style:style style:name="T15" style:family="text">
      <style:text-properties officeooo:rsid="00297321"/>
    </style:style>
    <style:style style:name="T16" style:family="text">
      <style:text-properties officeooo:rsid="002b6076"/>
    </style:style>
    <style:style style:name="T17" style:family="text">
      <style:text-properties officeooo:rsid="001c5b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32"/>
          </table:table-cell>
          <table:table-cell table:style-name="Tableau4.B1" office:value-type="string">
            <text:p text:style-name="P31"/>
            <text:p text:style-name="P31"/>
            <text:p text:style-name="P31">Très bon Film</text:p>
          </table:table-cell>
          <table:table-cell table:style-name="Tableau4.C1" office:value-type="string">
            <text:p text:style-name="P32"/>
          </table:table-cell>
          <table:table-cell table:style-name="Tableau4.A1" office:value-type="string">
            <text:p text:style-name="P32"/>
          </table:table-cell>
          <table:table-cell table:style-name="Tableau4.B1" office:value-type="string">
            <text:p text:style-name="P31"/>
            <text:p text:style-name="P31">Un formidable moment de cinéma</text:p>
            <text:p text:style-name="P31"/>
          </table:table-cell>
          <table:table-cell table:style-name="Tableau4.C1" office:value-type="string">
            <text:p text:style-name="P32"/>
          </table:table-cell>
          <table:table-cell table:style-name="Tableau4.A1" office:value-type="string">
            <text:p text:style-name="P32"/>
          </table:table-cell>
          <table:table-cell table:style-name="Tableau4.B1" office:value-type="string">
            <text:p text:style-name="P31"/>
            <text:p text:style-name="P31">Brad Pitt est excellent dans ce rôle</text:p>
            <text:p text:style-name="P31"/>
          </table:table-cell>
          <table:table-cell table:style-name="Tableau4.C1" office:value-type="string">
            <text:p text:style-name="P32"/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/>
            <text:p text:style-name="P31">Un film magnifique</text:p>
            <text:p text:style-name="P31"/>
            <text:p text:style-name="P31"/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 bon film à voir en famille</text:p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Jubilatoire, à voir absolument</text:p>
          </table:table-cell>
          <table:table-cell table:style-name="Tableau4.C2" office:value-type="string">
            <text:p text:style-name="P32"/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 film agréable et plaisant</text:p>
            <text:p text:style-name="P31"/>
            <text:p text:style-name="P31"/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 film incroyable dont on attend la suite impatie<text:span text:style-name="T1">mment</text:span></text:p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e œuvre grandiose</text:p>
          </table:table-cell>
          <table:table-cell table:style-name="Tableau4.C2" office:value-type="string">
            <text:p text:style-name="P32"/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 <text:span text:style-name="T1">film</text:span> enchanteur formidablement réalisé</text:p>
            <text:p text:style-name="P31"/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J'ai beaucoup aimé ce film, très divertissant</text:p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Une formidable comédie, j'ai ris du début à la fin</text:p>
          </table:table-cell>
          <table:table-cell table:style-name="Tableau4.C2" office:value-type="string">
            <text:p text:style-name="P32"/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1"/>
            <text:p text:style-name="P31">Le meilleur film de Woody Allen</text:p>
            <text:p text:style-name="P31"/>
            <text:p text:style-name="P31"/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3"/>
            <text:p text:style-name="P33">Un grand moment de cinéma</text:p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3"/>
            <text:p text:style-name="P33">Un subtil mélange d'action et de féerie</text:p>
          </table:table-cell>
          <table:table-cell table:style-name="Tableau4.C2" office:value-type="string">
            <text:p text:style-name="P32"/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3"/>
            <text:p text:style-name="P33">Un scénario et des acteurs excellents</text:p>
            <text:p text:style-name="P33"/>
            <text:p text:style-name="P33"/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3"/>
            <text:p text:style-name="P33">À mon sens, c'est le meilleur film de Jean Dujardin</text:p>
          </table:table-cell>
          <table:table-cell table:style-name="Tableau4.C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B2" office:value-type="string">
            <text:p text:style-name="P33"/>
            <text:p text:style-name="P33">Un très bon film, avec une histoire très travaillée</text:p>
          </table:table-cell>
          <table:table-cell table:style-name="Tableau4.C2" office:value-type="string">
            <text:p text:style-name="P32"/>
          </table:table-cell>
        </table:table-row>
      </table:table>
      <text:p text:style-name="P17"><text:s/></text:p>
      <text:p text:style-name="P19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 table:style-name="Tableau5.1">
          <table:table-cell table:style-name="Tableau5.A1" office:value-type="string">
            <text:p text:style-name="P32"/>
          </table:table-cell>
          <table:table-cell table:style-name="Tableau5.B1" office:value-type="string">
            <text:p text:style-name="P34"/>
            <text:p text:style-name="P34"/>
            <text:p text:style-name="P34">Un film mièvre</text:p>
            <text:p text:style-name="P34"/>
            <text:p text:style-name="P34"/>
          </table:table-cell>
          <table:table-cell table:style-name="Tableau5.C1" office:value-type="string">
            <text:p text:style-name="P32"/>
          </table:table-cell>
          <table:table-cell table:style-name="Tableau5.A1" office:value-type="string">
            <text:p text:style-name="P32"/>
          </table:table-cell>
          <table:table-cell table:style-name="Tableau5.B1" office:value-type="string">
            <text:p text:style-name="P34"/>
            <text:p text:style-name="P34"/>
            <text:p text:style-name="P34">Très mauvais film</text:p>
          </table:table-cell>
          <table:table-cell table:style-name="Tableau5.C1" office:value-type="string">
            <text:p text:style-name="P32"/>
          </table:table-cell>
          <table:table-cell table:style-name="Tableau5.A1" office:value-type="string">
            <text:p text:style-name="P32"/>
          </table:table-cell>
          <table:table-cell table:style-name="Tableau5.B1" office:value-type="string">
            <text:p text:style-name="P34"/>
            <text:p text:style-name="P34">Une grosse déception</text:p>
          </table:table-cell>
          <table:table-cell table:style-name="Tableau5.C1" office:value-type="string">
            <text:p text:style-name="P34"/>
          </table:table-cell>
        </table:table-row>
        <table:table-row table:style-name="Tableau5.1"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Je suis clairement déçu</text:p>
            <text:p text:style-name="P34"/>
            <text:p text:style-name="P34"/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Ce film est une daube sans nom</text:p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C'est clairement décevant de la part de cet acteur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Affligeant, le scénario n'a aucun sens</text:p>
            <text:p text:style-name="P34"/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Un film poussif et ennuyeux</text:p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Un jeu d'acteur fade auquel on n'accroche pas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Nul du début à la fin</text:p>
            <text:p text:style-name="P34"/>
            <text:p text:style-name="P34"/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Une mauvaise 3D au service d'un film mou et long</text:p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Un film plat et prévisible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D'une nullité sans borne</text:p>
            <text:p text:style-name="P34"/>
            <text:p text:style-name="P34"/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Je suis vraiment déçu par ce réalisateur</text:p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/>
            <text:p text:style-name="P34">Un film pathétique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C'est un mauvais film, il n'y a rien de plus à dire</text:p>
            <text:p text:style-name="P34"/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On peine à rentrer dans l'histoire, c'est long</text:p>
          </table:table-cell>
          <table:table-cell table:style-name="Tableau5.C2" office:value-type="string">
            <text:p text:style-name="P32"/>
          </table:table-cell>
          <table:table-cell table:style-name="Tableau5.A2" office:value-type="string">
            <text:p text:style-name="P32"/>
          </table:table-cell>
          <table:table-cell table:style-name="Tableau5.B2" office:value-type="string">
            <text:p text:style-name="P34"/>
            <text:p text:style-name="P34">Une adaptation ratée</text:p>
          </table:table-cell>
          <table:table-cell table:style-name="Tableau5.C2" office:value-type="string">
            <text:p text:style-name="P32"/>
          </table:table-cell>
        </table:table-row>
      </table:table>
      <text:p text:style-name="P17"/>
      <text:p text:style-name="P19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ext:p text:style-name="P13"><text:s text:c="2"/>1<text:tab/><text:tab/>1<text:tab/><text:tab/>1<text:tab/><text:tab/>1<text:tab/><text:tab/>1<text:tab/><text:tab/>1<text:tab/></text:p>
      <text:p text:style-name="P13">1<text:tab/><text:tab/>1<text:tab/><text:tab/>1<text:tab/><text:tab/>1<text:tab/><text:tab/>1<text:tab/><text:tab/>1<text:tab/><text:tab/>1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6"/>
            <text:p text:style-name="P6"/>
            <text:p text:style-name="P6">Très <text:span text:style-name="T2">bon</text:span> Film</text:p>
            <text:p text:style-name="P6"/>
            <text:p text:style-name="P10"><text:s text:c="15"/>+1</text:p>
          </table:table-cell>
          <table:table-cell table:style-name="Tableau1.C1" office:value-type="string">
            <text:p text:style-name="P10"/>
          </table:table-cell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6"/>
            <text:p text:style-name="P6">Un <text:span text:style-name="T2">formidable</text:span> moment de cinéma</text:p>
            <text:p text:style-name="P6"/>
            <text:p text:style-name="P10"><text:s text:c="14"/>+1</text:p>
          </table:table-cell>
          <table:table-cell table:style-name="Tableau1.C1" office:value-type="string">
            <text:p text:style-name="P10"/>
          </table:table-cell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6"/>
            <text:p text:style-name="P6">Brad Pitt est <text:span text:style-name="T2">excellent</text:span> dans ce rôle</text:p>
            <text:p text:style-name="P10"><text:s text:c="14"/>+1</text:p>
          </table:table-cell>
          <table:table-cell table:style-name="Tableau1.C1" office:value-type="string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/>
            <text:p text:style-name="P6">Un film <text:span text:style-name="T2">magnifique</text:span></text:p>
            <text:p text:style-name="P6"/>
            <text:p text:style-name="P6"><text:s text:c="15"/><text:span text:style-name="T9">+1</text:span></text:p>
          </table:table-cell>
          <table:table-cell table:style-name="Tableau1.C2" office:value-type="string">
            <text:p text:style-name="P10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 <text:span text:style-name="T2">bon</text:span> film à voir en famille</text:p>
            <text:p text:style-name="P6"/>
            <text:p text:style-name="P10"><text:s text:c="14"/>+1</text:p>
          </table:table-cell>
          <table:table-cell table:style-name="Tableau1.C2" office:value-type="string">
            <text:p text:style-name="P10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<text:span text:style-name="T2">Jubilatoire</text:span>, à voir absolument</text:p>
            <text:p text:style-name="P6"/>
            <text:p text:style-name="P10"><text:s text:c="14"/>+1</text:p>
          </table:table-cell>
          <table:table-cell table:style-name="Tableau1.C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 film <text:span text:style-name="T2">agréable</text:span> et <text:span text:style-name="T2">plaisant</text:span></text:p>
            <text:p text:style-name="P6"/>
            <text:p text:style-name="P10"><text:s text:c="14"/>+<text:span text:style-name="T10">2</text:span>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 film <text:span text:style-name="T2">incroyable</text:span> dont on attend la suite <text:span text:style-name="T2">impatie</text:span><text:span text:style-name="T3">mment</text:span></text:p>
            <text:p text:style-name="P22"><text:s text:c="13"/>+2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e <text:span text:style-name="T2">œuvre</text:span> <text:span text:style-name="T2">grandiose</text:span></text:p>
            <text:p text:style-name="P6"/>
            <text:p text:style-name="P10"><text:span text:style-name="T2"><text:s text:c="13"/></text:span><text:span text:style-name="T5">+2</text:span></text:p>
          </table:table-cell>
          <table:table-cell table:style-name="Tableau1.C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 <text:span text:style-name="T1">film</text:span> <text:span text:style-name="T2">enchanteur</text:span> <text:span text:style-name="T4">formidablement</text:span> réalisé</text:p>
            <text:p text:style-name="P6"><text:s text:c="14"/><text:span text:style-name="T9">+1</text:span>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J'ai beaucoup <text:span text:style-name="T4">aimé</text:span> ce film, très <text:span text:style-name="T2">divertissant</text:span></text:p>
            <text:p text:style-name="P10"><text:span text:style-name="T2"><text:s text:c="14"/></text:span><text:span text:style-name="T4">+1</text:span>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Une <text:span text:style-name="T2">formidable</text:span> comédie, j'ai ris du début à la fin</text:p>
            <text:p text:style-name="P10"><text:s text:c="14"/>+1</text:p>
          </table:table-cell>
          <table:table-cell table:style-name="Tableau1.C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/>
            <text:p text:style-name="P6">Le <text:span text:style-name="T2">meilleur</text:span> film de Woody Allen</text:p>
            <text:p text:style-name="P6"/>
            <text:p text:style-name="P10"><text:s text:c="15"/>+1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  <text:p text:style-name="P8">Un <text:span text:style-name="T2">grand</text:span> moment de cinéma</text:p>
            <text:p text:style-name="P8"/>
            <text:p text:style-name="P10"><text:s text:c="14"/>+1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  <text:p text:style-name="P7">Un <text:span text:style-name="T2">subtil</text:span> mélange d'<text:span text:style-name="T2">action</text:span> et de <text:span text:style-name="T2">féerie</text:span></text:p>
            <text:p text:style-name="P10"><text:span text:style-name="T2"><text:s text:c="13"/></text:span><text:span text:style-name="T5">+3</text:span></text:p>
          </table:table-cell>
          <table:table-cell table:style-name="Tableau1.C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  <text:p text:style-name="P7">Un scénario et des acteurs <text:span text:style-name="T2">excellents</text:span></text:p>
            <text:p text:style-name="P7"/>
            <text:p text:style-name="P7"><text:s text:c="15"/><text:span text:style-name="T9">+1</text:span>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  <text:p text:style-name="P7">À mon sens, c'est le <text:span text:style-name="T2">meilleur</text:span> film de Jean Dujardin</text:p>
            <text:p text:style-name="P7"><text:s text:c="14"/><text:span text:style-name="T9">+1</text:span>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  <text:p text:style-name="P7">Un très <text:span text:style-name="T2">bon</text:span> film, avec une histoire très <text:span text:style-name="T2">travaillée</text:span></text:p>
            <text:p text:style-name="P10"><text:span text:style-name="T2"><text:s text:c="13"/></text:span><text:span text:style-name="T4">+</text:span><text:span text:style-name="T5">2</text:span></text:p>
          </table:table-cell>
          <table:table-cell table:style-name="Tableau1.C2" office:value-type="string">
            <text:p text:style-name="P4"/>
          </table:table-cell>
        </table:table-row>
      </table:table>
      <text:p text:style-name="P1"><text:s/></text:p>
      <text:p text:style-name="P19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5"><text:span text:style-name="T17">2<text:tab/><text:tab/>2<text:tab/><text:tab/>2<text:tab/><text:tab/>2<text:tab/><text:tab/>2<text:tab/><text:tab/>2<text:tab/><text:tab/>2<text:tab/>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5"/>
          </table:table-cell>
          <table:table-cell table:style-name="Tableau2.B1" office:value-type="string">
            <text:p text:style-name="P9"/>
            <text:p text:style-name="P9"/>
            <text:p text:style-name="P9">Un film <text:span text:style-name="T7">mièvre</text:span></text:p>
            <text:p text:style-name="P9"/>
            <text:p text:style-name="P9"><text:s text:c="14"/>-<text:span text:style-name="T11">1</text:span></text:p>
          </table:table-cell>
          <table:table-cell table:style-name="Tableau2.C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B1" office:value-type="string">
            <text:p text:style-name="P9"/>
            <text:p text:style-name="P9"/>
            <text:p text:style-name="P9">Très <text:span text:style-name="T7">mauvais</text:span> film</text:p>
            <text:p text:style-name="P9"/>
            <text:p text:style-name="P9"><text:s text:c="14"/>-<text:span text:style-name="T11">1</text:span></text:p>
          </table:table-cell>
          <table:table-cell table:style-name="Tableau2.C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B1" office:value-type="string">
            <text:p text:style-name="P9"/>
            <text:p text:style-name="P9">Une grosse <text:span text:style-name="T7">déception</text:span></text:p>
            <text:p text:style-name="P9"/>
            <text:p text:style-name="P9"><text:span text:style-name="T7"><text:s text:c="14"/></text:span><text:span text:style-name="T4">-</text:span><text:span text:style-name="T6">1</text:span></text:p>
          </table:table-cell>
          <table:table-cell table:style-name="Tableau2.C1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Je suis clairement <text:span text:style-name="T7">déçu</text:span></text:p>
            <text:p text:style-name="P9"/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Ce film est une <text:span text:style-name="T7">daube</text:span> sans nom</text:p>
            <text:p text:style-name="P9"/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C'est clairement <text:span text:style-name="T7">décevant</text:span> de la part de cet acteur</text:p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<text:span text:style-name="T7">Affligeant</text:span>, le scénario n'a aucun sens</text:p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Un film <text:span text:style-name="T7">poussif</text:span> et <text:span text:style-name="T7">ennuyeux</text:span></text:p>
            <text:p text:style-name="P9"/>
            <text:p text:style-name="P9"><text:span text:style-name="T7"><text:s text:c="13"/></text:span><text:span text:style-name="T4">-</text:span><text:span text:style-name="T6">2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Un jeu d'acteur <text:span text:style-name="T7">fade</text:span> auquel on n'accroche pas</text:p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<text:span text:style-name="T7">Nul</text:span> du début à la fin</text:p>
            <text:p text:style-name="P9"/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Une <text:span text:style-name="T7">mauvaise</text:span> 3D au service d'un film <text:span text:style-name="T7">mou</text:span> et <text:span text:style-name="T7">long</text:span></text:p>
            <text:p text:style-name="P9"><text:span text:style-name="T7"><text:s text:c="14"/></text:span><text:span text:style-name="T4">-</text:span><text:span text:style-name="T6">3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Un film <text:span text:style-name="T7">plat</text:span> et <text:span text:style-name="T7">prévisible</text:span></text:p>
            <text:p text:style-name="P9"/>
            <text:p text:style-name="P9"><text:span text:style-name="T7"><text:s text:c="13"/></text:span><text:span text:style-name="T4">-</text:span><text:span text:style-name="T6">2</text:span></text:p>
          </table:table-cell>
          <table:table-cell table:style-name="Tableau2.C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D'une <text:span text:style-name="T7">nullité</text:span> sans borne</text:p>
            <text:p text:style-name="P9"/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Je suis vraiment <text:span text:style-name="T7">déçu</text:span> par ce réalisateur</text:p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/>
            <text:p text:style-name="P9">Un film <text:span text:style-name="T7">pathétique</text:span></text:p>
            <text:p text:style-name="P9"/>
            <text:p text:style-name="P9"><text:span text:style-name="T7"><text:s text:c="14"/></text:span><text:span text:style-name="T4">-</text:span><text:span text:style-name="T6">1</text:span></text:p>
          </table:table-cell>
          <table:table-cell table:style-name="Tableau2.C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C'est un <text:span text:style-name="T7">mauvais</text:span> film, il n'y a rien de plus à dire</text:p>
            <text:p text:style-name="P9"><text:s text:c="14"/>-<text:span text:style-name="T11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On peine à rentrer dans l'histoire, c'est <text:span text:style-name="T7">long</text:span></text:p>
            <text:p text:style-name="P9"><text:span text:style-name="T7"><text:s text:c="14"/></text:span><text:span text:style-name="T4">-</text:span><text:span text:style-name="T6">1</text:span></text:p>
          </table:table-cell>
          <table:table-cell table:style-name="Tableau2.C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9"/>
            <text:p text:style-name="P9">Une adaptation <text:span text:style-name="T7">ratée</text:span></text:p>
            <text:p text:style-name="P9"/>
            <text:p text:style-name="P9"><text:span text:style-name="T7"><text:s text:c="14"/></text:span><text:span text:style-name="T4">-</text:span><text:span text:style-name="T6">1</text:span></text:p>
          </table:table-cell>
          <table:table-cell table:style-name="Tableau2.C2" office:value-type="string">
            <text:p text:style-name="P5"/>
          </table:table-cell>
        </table:table-row>
      </table:table>
      <text:p text:style-name="P11"/>
      <text:p text:style-name="P19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13"><text:s text:c="2"/>2<text:tab/><text:tab/>2<text:tab/><text:tab/>2<text:tab/><text:tab/>2<text:tab/><text:tab/>2<text:tab/><text:tab/>2<text:tab/></text:p>
      <text:p text:style-name="P13">2<text:tab/><text:tab/>2<text:tab/><text:tab/>2<text:tab/><text:tab/>2<text:tab/><text:tab/>2<text:tab/><text:tab/>2<text:tab/><text:tab/>2<text:tab/>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 table:style-name="Tableau3.1">
          <table:table-cell table:style-name="Tableau3.A1" office:value-type="string">
            <text:p text:style-name="P24"/>
          </table:table-cell>
          <table:table-cell table:style-name="Tableau3.B1" office:value-type="string">
            <text:p text:style-name="P27"/>
            <text:p text:style-name="P27"/>
            <text:p text:style-name="P30">First !</text:p>
            <text:p text:style-name="P30"/>
            <text:p text:style-name="P30"><text:s text:c="10"/>0</text:p>
          </table:table-cell>
          <table:table-cell table:style-name="Tableau3.C1" office:value-type="string">
            <text:p text:style-name="P27"/>
          </table:table-cell>
          <table:table-cell table:style-name="Tableau3.A1" office:value-type="string">
            <text:p text:style-name="P24"/>
          </table:table-cell>
          <table:table-cell table:style-name="Tableau3.B1" office:value-type="string">
            <text:p text:style-name="P25"/>
            <text:p text:style-name="P25"><text:span text:style-name="T12">Tellement </text:span><text:span text:style-name="T8">nul</text:span><text:span text:style-name="T12"> <text:s/>que c'en est </text:span><text:span text:style-name="T14">hilarant</text:span></text:p>
            <text:p text:style-name="P25"/>
            <text:p text:style-name="P27"><text:s text:c="15"/><text:span text:style-name="T12">0</text:span></text:p>
          </table:table-cell>
          <table:table-cell table:style-name="Tableau3.C1" office:value-type="string">
            <text:p text:style-name="P27"/>
          </table:table-cell>
          <table:table-cell table:style-name="Tableau3.A1" office:value-type="string">
            <text:p text:style-name="P24"/>
          </table:table-cell>
          <table:table-cell table:style-name="Tableau3.B1" office:value-type="string">
            <text:p text:style-name="P25"/>
            <text:p text:style-name="P26">Ça n'est vraiment pas un <text:span text:style-name="T13">bon</text:span> film du tout</text:p>
            <text:p text:style-name="P27"><text:s text:c="14"/>+1</text:p>
          </table:table-cell>
          <table:table-cell table:style-name="Tableau3.C1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8">On attend la fin avec <text:span text:style-name="T13">impatience</text:span></text:p>
            <text:p text:style-name="P25"/>
            <text:p text:style-name="P25"><text:s text:c="15"/><text:span text:style-name="T9">+1</text:span></text:p>
          </table:table-cell>
          <table:table-cell table:style-name="Tableau3.C2" office:value-type="string">
            <text:p text:style-name="P27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8">Dire que je suis <text:span text:style-name="T7">déçu</text:span> est encore trop <text:span text:style-name="T13">positif</text:span></text:p>
            <text:p text:style-name="P27"><text:s text:c="15"/><text:span text:style-name="T15">0</text:span></text:p>
          </table:table-cell>
          <table:table-cell table:style-name="Tableau3.C2" office:value-type="string">
            <text:p text:style-name="P27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5"/>
            <text:p text:style-name="P28">LOL</text:p>
            <text:p text:style-name="P25"/>
            <text:p text:style-name="P27"><text:s text:c="15"/><text:span text:style-name="T15">0</text:span></text:p>
          </table:table-cell>
          <table:table-cell table:style-name="Tableau3.C2" office:value-type="string">
            <text:p text:style-name="P24"/>
          </table:table-cell>
        </table:table-row>
        <table:table-row table:style-name="Tableau3.1"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8">Un <text:span text:style-name="T13">formidable</text:span> <text:span text:style-name="T13">exploit </text:span>: il est <text:span text:style-name="T7">pire</text:span> que le précédent</text:p>
            <text:p text:style-name="P27"><text:s text:c="14"/>+<text:span text:style-name="T15">1</text:span></text:p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9">Je ne comprends pas l'<text:span text:style-name="T13">engouement</text:span> pour ce film</text:p>
            <text:p text:style-name="P23"><text:s text:c="14"/>+<text:span text:style-name="T16">1</text:span></text:p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9">Une <text:span text:style-name="T7">daube</text:span> <text:span text:style-name="T13">anthologique</text:span></text:p>
            <text:p text:style-name="P25"/>
            <text:p text:style-name="P27"><text:s text:c="14"/><text:span text:style-name="T16">0</text:span></text:p>
          </table:table-cell>
          <table:table-cell table:style-name="Tableau3.C2" office:value-type="string">
            <text:p text:style-name="P24"/>
          </table:table-cell>
        </table:table-row>
        <table:table-row table:style-name="Tableau3.1"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9">Le précédent était <text:span text:style-name="T7">nul</text:span> mais celui-ci est <text:span text:style-name="T13">formidable</text:span></text:p>
            <text:p text:style-name="P25"><text:s text:c="15"/><text:span text:style-name="T16">0</text:span></text:p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5"/>
            <text:p text:style-name="P26">Je ne suis pas du tout <text:span text:style-name="T7">déçu</text:span> par Will Smith</text:p>
            <text:p text:style-name="P27"><text:s text:c="14"/>-1</text:p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7"/>
          </table:table-cell>
          <table:table-cell table:style-name="Tableau3.C2" office:value-type="string">
            <text:p text:style-name="P24"/>
          </table:table-cell>
        </table:table-row>
        <table:table-row table:style-name="Tableau3.1"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7"/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7"/>
          </table:table-cell>
          <table:table-cell table:style-name="Tableau3.C2" office:value-type="string">
            <text:p text:style-name="P24"/>
          </table:table-cell>
        </table:table-row>
        <table:table-row table:style-name="Tableau3.1"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3"/>
          </table:table-cell>
          <table:table-cell table:style-name="Tableau3.C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B2" office:value-type="string">
            <text:p text:style-name="P27"/>
          </table:table-cell>
          <table:table-cell table:style-name="Tableau3.C2" office:value-type="string">
            <text:p text:style-name="P24"/>
          </table:table-cell>
        </table:table-row>
      </table:table>
      <text:p text:style-name="P16"><text:s/></text:p>
      <text:p text:style-name="P19">3<text:tab/><text:tab/>3<text:tab/><text:tab/>3<text:tab/><text:tab/>3<text:tab/><text:tab/>3<text:tab/><text:tab/>3<text:tab/><text:tab/>3<text:tab/></text:p>
      <text:p text:style-name="P13"><text:s text:c="2"/>3<text:tab/><text:tab/>3<text:tab/><text:tab/>3<text:tab/><text:tab/>3<text:tab/><text:tab/>3<text:tab/><text:tab/>3<text:tab/></text:p>
      <text:p text:style-name="P13">3<text:tab/><text:tab/>3<text:tab/><text:tab/>3<text:tab/><text:tab/>3<text:tab/><text:tab/>3<text:tab/><text:tab/>3<text:tab/><text:tab/>3<text:tab/></text:p>
      <text:p text:style-name="P13"><text:s text:c="2"/>3<text:tab/><text:tab/>3<text:tab/><text:tab/>3<text:tab/><text:tab/>3<text:tab/><text:tab/>3<text:tab/><text:tab/>3<text:tab/></text:p>
      <text:p text:style-name="P13">3<text:tab/><text:tab/>3<text:tab/><text:tab/>3<text:tab/><text:tab/>3<text:tab/><text:tab/>3<text:tab/><text:tab/>3<text:tab/><text:tab/>3<text:tab/></text:p>
      <text:p text:style-name="P13"><text:s text:c="2"/>3<text:tab/><text:tab/>3<text:tab/><text:tab/>3<text:tab/><text:tab/>3<text:tab/><text:tab/>3<text:tab/><text:tab/>3<text:tab/></text:p>
      <text:p text:style-name="P13">3<text:tab/><text:tab/>3<text:tab/><text:tab/>3<text:tab/><text:tab/>3<text:tab/><text:tab/>3<text:tab/><text:tab/>3<text:tab/><text:tab/>3<text:tab/></text:p>
      <text:p text:style-name="P13"><text:s text:c="2"/>3<text:tab/><text:tab/>3<text:tab/><text:tab/>3<text:tab/><text:tab/>3<text:tab/><text:tab/>3<text:tab/><text:tab/>3<text:tab/></text:p>
      <text:p text:style-name="P13">3<text:tab/><text:tab/>3<text:tab/><text:tab/>3<text:tab/><text:tab/>3<text:tab/><text:tab/>3<text:tab/><text:tab/>3<text:tab/><text:tab/>3<text:tab/></text:p>
      <text:p text:style-name="P13"><text:s text:c="2"/>3<text:tab/><text:tab/>3<text:tab/><text:tab/>3<text:tab/><text:tab/>3<text:tab/><text:tab/>3<text:tab/><text:tab/>3<text:tab/></text:p>
      <text:p text:style-name="P15"><text:span text:style-name="T17">3<text:tab/><text:tab/>3<text:tab/><text:tab/>3<text:tab/><text:tab/>3<text:tab/><text:tab/>3<text:tab/><text:tab/>3<text:tab/><text:tab/>3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on </meta:initial-creator>
    <meta:creation-date>2015-12-03T07:56:24.039461415</meta:creation-date>
    <dc:date>2016-11-13T15:48:38.795226428</dc:date>
    <meta:editing-duration>PT52M16S</meta:editing-duration>
    <meta:editing-cycles>15</meta:editing-cycles>
    <meta:generator>LibreOffice/5.2.1.2$Linux_X86_64 LibreOffice_project/20m0$Build-2</meta:generator>
    <meta:document-statistic meta:table-count="5" meta:image-count="0" meta:object-count="0" meta:page-count="10" meta:paragraph-count="188" meta:word-count="913" meta:character-count="4571" meta:non-whitespace-character-count="2772"/>
  </office:meta>
</office:document-meta>
</file>